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a9e8" officeooo:paragraph-rsid="0001a9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5:46:17.943520748</meta:creation-date>
    <dc:date>2019-07-10T15:46:50.845938611</dc:date>
    <meta:editing-duration>PT36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0.7.3$Linux_X86_64 LibreOffice_project/00m0$Build-3</meta:generator>
  </office:meta>
</office:document-meta>
</file>